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R50" table:end-x="0.03mm" table:end-y="1.93mm" draw:z-index="0" draw:name="Diagram 4" draw:style-name="gr1" draw:text-style-name="P1" svg:width="380.58mm" svg:height="151.79mm" svg:x="1.47mm" svg:y="3.07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0:51:36.9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0:51:58.710000000</dc:date>
    <meta:print-date>2006-09-05T16:08:04</meta:print-date>
    <meta:editing-duration>PT29M7S</meta:editing-duration>
    <meta:editing-cycles>19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7f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diamond" chart:symbol-width="0.25cm" chart:symbol-height="0.25cm" chart:link-data-style-to-source="true"/>
      <style:graphic-properties draw:stroke="none" svg:stroke-width="0.08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arrow-down" chart:symbol-width="0.25cm" chart:symbol-height="0.25cm" chart:link-data-style-to-source="true"/>
      <style:graphic-properties draw:stroke="none" svg:stroke-width="0.08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up" chart:symbol-width="0.25cm" chart:symbol-height="0.25cm" chart:link-data-style-to-source="true"/>
      <style:graphic-properties draw:stroke="none" draw:stroke-dash="Ultrafine_20_Dashed" svg:stroke-width="0.08cm" svg:stroke-color="#ffff00" draw:fill="bitmap" draw:fill-color="#ffff00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38.059cm" svg:height="15.18cm" xlink:href=".." xlink:type="simple" chart:class="chart:line" chart:style-name="ch1">
        <chart:title svg:x="16cm" svg:y="0.532cm" chart:style-name="ch2">
          <text:p>Annaul Revenue</text:p>
        </chart:title>
        <chart:legend svg:x="31.816cm" svg:y="5.009cm" style:legend-expansion="custom" chartooo:width="3.134cm" chartooo:height="3.257cm" style:legend-expansion-aspect-ratio="0.962235185753761" chart:style-name="ch3"/>
        <chart:plot-area chart:style-name="ch4" table:cell-range-address="Mo_példa_06_a.D9:Mo_példa_06_a.G14" chart:data-source-has-labels="both" svg:x="3.872cm" svg:y="2.15cm" svg:width="26.093cm" svg:height="11.137cm">
          <chartooo:coordinate-region svg:x="6.266cm" svg:y="2.323cm" svg:width="23.699cm" svg:height="10.37cm"/>
          <chart:axis chart:dimension="x" chart:name="primary-x" chart:style-name="ch5" chartooo:axis-type="auto">
            <chartooo:date-scale/>
            <chart:title svg:x="16.318cm" svg:y="13.59cm" chart:style-name="ch6">
              <text:p>Quarter</text:p>
            </chart:title>
            <chart:categories table:cell-range-address="Mo_példa_06_a.E9:Mo_példa_06_a.G10"/>
          </chart:axis>
          <chart:axis chart:dimension="y" chart:name="primary-y" chart:style-name="ch7">
            <chart:title svg:x="2.603cm" svg:y="8.58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line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line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line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000000" draw:distance="0cm" draw:rotation="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